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7187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ek</text:p>
          </table:table-cell>
          <table:table-cell office:value-type="string" table:style-name="ce2">
            <text:p>ek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0.96153846153846201" table:style-name="ce4">
            <text:p>0.96154</text:p>
          </table:table-cell>
          <table:table-cell office:value-type="float" office:value="0.96153846153846101" table:style-name="ce4">
            <text:p>0.96154</text:p>
          </table:table-cell>
          <table:table-cell table:style-name="ce1">
            <draw:frame draw:z-index="1" draw:id="id0" draw:style-name="a0" draw:name="Gráfico 1" svg:x="0.28125in" svg:y="0.0572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0.64622926685915105" table:style-name="ce4">
            <text:p>0.64623</text:p>
          </table:table-cell>
          <table:table-cell office:value-type="float" office:value="0.64622926685915005" table:style-name="ce4">
            <text:p>0.64623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0.70701357466063297" table:style-name="ce4">
            <text:p>0.70701</text:p>
          </table:table-cell>
          <table:table-cell office:value-type="float" office:value="0.70701357466063297" table:style-name="ce4">
            <text:p>0.70701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0.43835712189475401" table:style-name="ce4">
            <text:p>0.43836</text:p>
          </table:table-cell>
          <table:table-cell office:value-type="float" office:value="0.43835712189475301" table:style-name="ce4">
            <text:p>0.43836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0.43269230769230799" table:style-name="ce4">
            <text:p>0.43269</text:p>
          </table:table-cell>
          <table:table-cell office:value-type="float" office:value="0.43269230769230799" table:style-name="ce4">
            <text:p>0.43269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0.61694792367603801" table:style-name="ce4">
            <text:p>0.61695</text:p>
          </table:table-cell>
          <table:table-cell office:value-type="float" office:value="0.61694792367603701" table:style-name="ce4">
            <text:p>0.61695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0.24735860655931499" table:style-name="ce4">
            <text:p>0.24736</text:p>
          </table:table-cell>
          <table:table-cell office:value-type="float" office:value="0.24735860655931399" table:style-name="ce4">
            <text:p>0.24736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.0451765018718799" table:style-name="ce4">
            <text:p>1.04518</text:p>
          </table:table-cell>
          <table:table-cell office:value-type="float" office:value="1.0451765018718699" table:style-name="ce4">
            <text:p>1.04518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0.30029790967336001" table:style-name="ce4">
            <text:p>0.30030</text:p>
          </table:table-cell>
          <table:table-cell office:value-type="float" office:value="0.300297909673368" table:style-name="ce4">
            <text:p>0.30030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.9156588027847801" table:style-name="ce4">
            <text:p>1.91566</text:p>
          </table:table-cell>
          <table:table-cell office:value-type="float" office:value="1.9156588027849899" table:style-name="ce4">
            <text:p>1.91566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0.55677508944832399" table:style-name="ce4">
            <text:p>0.55678</text:p>
          </table:table-cell>
          <table:table-cell office:value-type="float" office:value="0.55677508944864895" table:style-name="ce4">
            <text:p>0.55678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3.6633928054177298" table:style-name="ce4">
            <text:p>3.66339</text:p>
          </table:table-cell>
          <table:table-cell office:value-type="float" office:value="3.6633928054198601" table:style-name="ce4">
            <text:p>3.66339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.0701050326156401" table:style-name="ce4">
            <text:p>1.07011</text:p>
          </table:table-cell>
          <table:table-cell office:value-type="float" office:value="1.0701050326164201" table:style-name="ce4">
            <text:p>1.07011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.1948811072357399" table:style-name="ce4">
            <text:p>7.19488</text:p>
          </table:table-cell>
          <table:table-cell office:value-type="float" office:value="7.1948811071532699" table:style-name="ce4">
            <text:p>7.19488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2.1075611333528999" table:style-name="ce4">
            <text:p>2.10756</text:p>
          </table:table-cell>
          <table:table-cell office:value-type="float" office:value="2.10756113339245" table:style-name="ce4">
            <text:p>2.10756</text:p>
          </table:table-cell>
          <table:table-cell table:style-name="ce1">
            <draw:frame draw:z-index="2" draw:id="id1" draw:style-name="a1" draw:name="Gráfico 2" svg:x="0.28646in" svg:y="0.1822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4.3938512850142" table:style-name="ce4">
            <text:p>14.39385</text:p>
          </table:table-cell>
          <table:table-cell office:value-type="float" office:value="14.3938512851957" table:style-name="ce4">
            <text:p>14.39385</text:p>
          </table:table-cell>
          <table:table-cell table:number-columns-repeated="50" table:style-name="ce1"/>
          <table:table-cell table:style-name="ce5"/>
          <table:table-cell table:style-name="ce1"/>
          <table:table-cell table:style-name="ce5"/>
          <table:table-cell table:number-columns-repeated="16328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4.2242868225715" table:style-name="ce4">
            <text:p>4.22429</text:p>
          </table:table-cell>
          <table:table-cell office:value-type="float" office:value="4.22428682327961" table:style-name="ce4">
            <text:p>4.22429</text:p>
          </table:table-cell>
          <table:table-cell table:number-columns-repeated="16381" table:style-name="ce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29.190575950622499" table:style-name="ce4">
            <text:p>29.19058</text:p>
          </table:table-cell>
          <table:table-cell office:value-type="float" office:value="29.190575937411602" table:style-name="ce4">
            <text:p>29.19058</text:p>
          </table:table-cell>
          <table:table-cell table:number-columns-repeated="16381" table:style-name="ce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8.5790877180243008" table:style-name="ce4">
            <text:p>8.57909</text:p>
          </table:table-cell>
          <table:table-cell office:value-type="float" office:value="8.5790877187453507" table:style-name="ce4">
            <text:p>8.57909</text:p>
          </table:table-cell>
          <table:table-cell table:number-columns-repeated="16381" table:style-name="ce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59.822308710635099" table:style-name="ce4">
            <text:p>59.82231</text:p>
          </table:table-cell>
          <table:table-cell office:value-type="float" office:value="59.822308873572403" table:style-name="ce4">
            <text:p>59.82231</text:p>
          </table:table-cell>
          <table:table-cell table:number-columns-repeated="16381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7.602022114460599" table:style-name="ce4">
            <text:p>17.60202</text:p>
          </table:table-cell>
          <table:table-cell office:value-type="float" office:value="17.602022079252599" table:style-name="ce4">
            <text:p>17.60202</text:p>
          </table:table-cell>
          <table:table-cell table:number-columns-repeated="16381" table:style-name="ce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23.624255153405" table:style-name="ce4">
            <text:p>123.62426</text:p>
          </table:table-cell>
          <table:table-cell office:value-type="float" office:value="123.624252783361" table:style-name="ce4">
            <text:p>123.62425</text:p>
          </table:table-cell>
          <table:table-cell table:number-columns-repeated="16381" table:style-name="ce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36.410059990873101" table:style-name="ce4">
            <text:p>36.41006</text:p>
          </table:table-cell>
          <table:table-cell office:value-type="float" office:value="36.4100631292957" table:style-name="ce4">
            <text:p>36.41006</text:p>
          </table:table-cell>
          <table:table-cell table:number-columns-repeated="16381" table:style-name="ce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257.21291232744699" table:style-name="ce4">
            <text:p>257.21291</text:p>
          </table:table-cell>
          <table:table-cell office:value-type="float" office:value="257.21281996956799" table:style-name="ce4">
            <text:p>257.21282</text:p>
          </table:table-cell>
          <table:table-cell table:number-columns-repeated="16381" table:style-name="ce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75.816981399163595" table:style-name="ce4">
            <text:p>75.81698</text:p>
          </table:table-cell>
          <table:table-cell office:value-type="float" office:value="75.817004041200093" table:style-name="ce4">
            <text:p>75.81700</text:p>
          </table:table-cell>
          <table:table-cell table:number-columns-repeated="16381" table:style-name="ce1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538.18058355014398" table:style-name="ce4">
            <text:p>538.18058</text:p>
          </table:table-cell>
          <table:table-cell office:value-type="float" office:value="538.18044305473404" table:style-name="ce4">
            <text:p>538.18044</text:p>
          </table:table-cell>
          <table:table-cell table:number-columns-repeated="16381" table:style-name="ce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58.74838969509801" table:style-name="ce4">
            <text:p>158.74839</text:p>
          </table:table-cell>
          <table:table-cell office:value-type="float" office:value="158.74869966417" table:style-name="ce4">
            <text:p>158.74870</text:p>
          </table:table-cell>
          <table:table-cell table:number-columns-repeated="16381" table:style-name="ce1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131.42047612079" table:style-name="ce4">
            <text:p>1131.42048</text:p>
          </table:table-cell>
          <table:table-cell office:value-type="float" office:value="1131.41042536641" table:style-name="ce4">
            <text:p>1131.41043</text:p>
          </table:table-cell>
          <table:table-cell table:number-columns-repeated="16381" table:style-name="ce1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333.94568514285601" table:style-name="ce4">
            <text:p>333.94569</text:p>
          </table:table-cell>
          <table:table-cell office:value-type="float" office:value="333.94682994989398" table:style-name="ce4">
            <text:p>333.94683</text:p>
          </table:table-cell>
          <table:table-cell table:number-columns-repeated="16381" table:style-name="ce1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2388.28097313444" table:style-name="ce4">
            <text:p>2388.28097</text:p>
          </table:table-cell>
          <table:table-cell office:value-type="float" office:value="2388.0707857207299" table:style-name="ce4">
            <text:p>2388.07079</text:p>
          </table:table-cell>
          <table:table-cell table:number-columns-repeated="16381" table:style-name="ce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705.29646373625803" table:style-name="ce4">
            <text:p>705.29646</text:p>
          </table:table-cell>
          <table:table-cell office:value-type="float" office:value="705.31400261831504" table:style-name="ce4">
            <text:p>705.31400</text:p>
          </table:table-cell>
          <table:table-cell table:number-columns-repeated="16381" table:style-name="ce1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5059.0328138735504" table:style-name="ce4">
            <text:p>5059.03281</text:p>
          </table:table-cell>
          <table:table-cell office:value-type="float" office:value="5060.6434514406501" table:style-name="ce4">
            <text:p>5060.64345</text:p>
          </table:table-cell>
          <table:table-cell table:number-columns-repeated="16381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494.7335924057099" table:style-name="ce4">
            <text:p>1494.73359</text:p>
          </table:table-cell>
          <table:table-cell office:value-type="float" office:value="1496.8602236680799" table:style-name="ce4">
            <text:p>1496.86022</text:p>
          </table:table-cell>
          <table:table-cell table:number-columns-repeated="16381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749.2574906724" table:style-name="ce4">
            <text:p>10749.25749</text:p>
          </table:table-cell>
          <table:table-cell office:value-type="float" office:value="10799.606083475401" table:style-name="ce4">
            <text:p>10799.60608</text:p>
          </table:table-cell>
          <table:table-cell table:number-columns-repeated="16381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3177.33541122015" table:style-name="ce4">
            <text:p>3177.33541</text:p>
          </table:table-cell>
          <table:table-cell office:value-type="float" office:value="3259.6679974628" table:style-name="ce4">
            <text:p>3259.66800</text:p>
          </table:table-cell>
          <table:table-cell table:number-columns-repeated="16381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22901.227007329599" table:style-name="ce4">
            <text:p>22901.22701</text:p>
          </table:table-cell>
          <table:table-cell office:value-type="float" office:value="22649.459988793398" table:style-name="ce4">
            <text:p>22649.45999</text:p>
          </table:table-cell>
          <table:table-cell table:number-columns-repeated="16381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6771.90186848957" table:style-name="ce4">
            <text:p>6771.90187</text:p>
          </table:table-cell>
          <table:table-cell office:value-type="float" office:value="8673.7234681338305" table:style-name="ce4">
            <text:p>8673.72347</text:p>
          </table:table-cell>
          <table:table-cell table:number-columns-repeated="16381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48907.210215569699" table:style-name="ce4">
            <text:p>48907.21022</text:p>
          </table:table-cell>
          <table:table-cell office:value-type="float" office:value="825315.56724650296" table:style-name="ce4">
            <text:p>825315.56725</text:p>
          </table:table-cell>
          <table:table-cell table:number-columns-repeated="16381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4467.1794660903" table:style-name="ce4">
            <text:p>14467.17947</text:p>
          </table:table-cell>
          <table:table-cell office:value-type="float" office:value="22102.533292073102" table:style-name="ce4">
            <text:p>22102.53329</text:p>
          </table:table-cell>
          <table:table-cell table:number-columns-repeated="16381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float" office:value="104667.694720495" table:style-name="ce4">
            <text:p>104667.69472</text:p>
          </table:table-cell>
          <table:table-cell office:value-type="float" office:value="197146.096211367" table:style-name="ce4">
            <text:p>197146.09621</text:p>
          </table:table-cell>
          <table:table-cell table:number-columns-repeated="16381"/>
        </table:table-row>
        <table:table-row table:style-name="ro2">
          <table:table-cell table:style-name="ce1"/>
          <table:table-cell table:number-columns-repeated="2" table:style-name="ce6"/>
          <table:table-cell table:number-columns-repeated="1638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Paulo Katsuyuki</meta:initial-creator>
    <dc:creator>Paulo Katsuyuki</dc:creator>
    <meta:creation-date>2020-07-27T03:16:36Z</meta:creation-date>
    <dc:date>2020-07-30T23:21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atlab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2:.$A$41"/>
          </chart:axis>
          <chart:series chart:values-cell-range-address="Planilha1.$B$2:.$B$41" chart:class="chart:line" chart:attached-axis="primary-y" chart:style-name="G0S0">
            <chart:data-point chart:repeated="4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Octav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2:.$A$41"/>
          </chart:axis>
          <chart:series chart:values-cell-range-address="Planilha1.$C$2:.$C$41" chart:class="chart:line" chart:attached-axis="primary-y" chart:style-name="G0S0">
            <chart:data-point chart:repeated="4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